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482e" officeooo:paragraph-rsid="0001482e"/>
    </style:style>
    <style:style style:name="P2" style:family="paragraph" style:parent-style-name="Standard">
      <style:text-properties officeooo:rsid="0002aed1" officeooo:paragraph-rsid="0002aed1"/>
    </style:style>
    <style:style style:name="P3" style:family="paragraph" style:parent-style-name="Standard">
      <style:text-properties officeooo:rsid="000561f8" officeooo:paragraph-rsid="0001482e"/>
    </style:style>
    <style:style style:name="P4" style:family="paragraph" style:parent-style-name="Standard">
      <style:text-properties officeooo:rsid="000b951f" officeooo:paragraph-rsid="000b951f"/>
    </style:style>
    <style:style style:name="P5" style:family="paragraph" style:parent-style-name="Standard">
      <style:text-properties officeooo:rsid="000b951f" officeooo:paragraph-rsid="000ba8b8"/>
    </style:style>
    <style:style style:name="P6" style:family="paragraph" style:parent-style-name="Standard">
      <style:text-properties officeooo:rsid="000bc8a5" officeooo:paragraph-rsid="000bc8a5"/>
    </style:style>
    <style:style style:name="P7" style:family="paragraph" style:parent-style-name="Standard">
      <style:text-properties officeooo:rsid="000f5366" officeooo:paragraph-rsid="000f5366"/>
    </style:style>
    <style:style style:name="P8" style:family="paragraph" style:parent-style-name="Standard">
      <style:text-properties officeooo:rsid="00125900" officeooo:paragraph-rsid="00125900"/>
    </style:style>
    <style:style style:name="P9" style:family="paragraph" style:parent-style-name="Standard">
      <style:text-properties officeooo:rsid="0001482e" officeooo:paragraph-rsid="0001482e" fo:background-color="#ff3333"/>
    </style:style>
    <style:style style:name="P10" style:family="paragraph" style:parent-style-name="Standard">
      <style:text-properties officeooo:rsid="0001482e" officeooo:paragraph-rsid="0020fb9f" fo:background-color="#ff3333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bold" officeooo:rsid="0001482e" officeooo:paragraph-rsid="0001482e" style:font-size-asian="15pt" style:font-weight-asian="bold" style:font-size-complex="15pt" style:font-weight-complex="bold"/>
    </style:style>
    <style:style style:name="P12" style:family="paragraph" style:parent-style-name="Standard">
      <style:text-properties officeooo:rsid="00174642" officeooo:paragraph-rsid="00174642"/>
    </style:style>
    <style:style style:name="T1" style:family="text">
      <style:text-properties officeooo:rsid="00091459"/>
    </style:style>
    <style:style style:name="T2" style:family="text">
      <style:text-properties officeooo:rsid="000afdb6"/>
    </style:style>
    <style:style style:name="T3" style:family="text">
      <style:text-properties officeooo:rsid="000b9ee0"/>
    </style:style>
    <style:style style:name="T4" style:family="text">
      <style:text-properties officeooo:rsid="000ba8b8"/>
    </style:style>
    <style:style style:name="T5" style:family="text">
      <style:text-properties officeooo:rsid="000c8dc6"/>
    </style:style>
    <style:style style:name="T6" style:family="text">
      <style:text-properties officeooo:rsid="000dfaa7"/>
    </style:style>
    <style:style style:name="T7" style:family="text">
      <style:text-properties officeooo:rsid="000e250a"/>
    </style:style>
    <style:style style:name="T8" style:family="text">
      <style:text-properties officeooo:rsid="00166c76"/>
    </style:style>
    <style:style style:name="T9" style:family="text">
      <style:text-properties officeooo:rsid="001e7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hallenge DimTeam </text:p>
      <text:p text:style-name="P1"/>
      <text:p text:style-name="P2">Ce dernier concernera une éventuelle application pour les sportifs du dimanche. Cette application facilitera les participants à trouver d'autres joueurs pour former une équipe afin de disputer un match (quelque soit votre région et le sport voulu).</text:p>
      <text:p text:style-name="P1"/>
      <text:p text:style-name="P10">I) Environnement de travail<text:span text:style-name="T6">→ la DimTeam au complet</text:span></text:p>
      <text:p text:style-name="P1"/>
      <text:p text:style-name="P6">a) Analyse des besoins</text:p>
      <text:p text:style-name="P6"/>
      <text:p text:style-name="P1">* <text:span text:style-name="T1">brainstorming </text:span></text:p>
      <text:p text:style-name="P1">* c<text:span text:style-name="T2">lient cible ?</text:span></text:p>
      <text:p text:style-name="P5">* Elaboration d'un questionnaire et vérifier si les besoins sont bien réels. <text:span text:style-name="T4">(http://fr.ze-questionnaire.com/repondre.php?s=72652&amp;d=SPefsjPbfjZm)</text:span></text:p>
      <text:p text:style-name="P4">* <text:span text:style-name="T3">récupération des résultats et lancement prototype</text:span></text:p>
      <text:p text:style-name="P1"/>
      <text:p text:style-name="P9">II) Structuration du projet <text:s/></text:p>
      <text:p text:style-name="P1"/>
      <text:p text:style-name="P1">*<text:span text:style-name="T5">création logo</text:span></text:p>
      <text:p text:style-name="P1">*<text:span text:style-name="T5">nom de l'application/du site</text:span></text:p>
      <text:p text:style-name="P1">*<text:span text:style-name="T5">wireframing ( nombre de page ? Ergonomie du site? ...)</text:span></text:p>
      <text:p text:style-name="P1">* <text:span text:style-name="T6">mise en production (html/css/js) </text:span></text:p>
      <text:p text:style-name="P1">* <text:span text:style-name="T7">montage vidéo</text:span></text:p>
      <text:p text:style-name="P3"/>
      <text:p text:style-name="P9">III) Planification des délais</text:p>
      <text:p text:style-name="P9"/>
      <text:p text:style-name="P7">journée du jeudi (quelques heures) </text:p>
      <text:p text:style-name="P1"/>
      <text:p text:style-name="P9">IV) Saisie des tableaux des ressources (humaines et matérielles)</text:p>
      <text:p text:style-name="P9"/>
      <text:p text:style-name="P8">ressources matérielles : pc portable, <text:span text:style-name="T8">outils de gestion de projet (Trello, Github), équivalent mailChimp</text:span></text:p>
      <text:p text:style-name="P12"><text:tab/> <text:s text:c="5"/>humaines : Julie, Damien, Najib, Naïm<text:span text:style-name="T9">a, Julien,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38:34.416702550</meta:creation-date>
    <meta:generator>LibreOffice/4.3.3.2$Linux_X86_64 LibreOffice_project/430m0$Build-2</meta:generator>
    <dc:date>2016-01-24T21:16:55.744037092</dc:date>
    <meta:editing-duration>PT2H58M45S</meta:editing-duration>
    <meta:editing-cycles>34</meta:editing-cycles>
    <dc:creator>Julien </dc:creator>
    <meta:document-statistic meta:table-count="0" meta:image-count="0" meta:object-count="0" meta:page-count="1" meta:paragraph-count="19" meta:word-count="144" meta:character-count="1029" meta:non-whitespace-character-count="891"/>
  </office:meta>
</office:document-meta>
</file>